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SC" svg:font-family="'Noto Sans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style:font-weight-asian="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T1" style:family="text">
      <style:text-properties style:font-weight-asian="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第1页：毛泽东思想的总体定义与形成</text:h>
      <text:p text:style-name="P1">核心逻辑：解决“它是什么”以及“它是谁创造的”这两个根本问题。</text:p>
      <text:list text:style-name="L1">
        <text:list-item>
          <text:p text:style-name="P2"><text:span text:style-name="T1">定义深挖</text:span>：不仅是马克思主义中国化的<text:span text:style-name="T1">第一次</text:span>历史性飞跃，更要强调它是“被实践证明了的”正确理论原则。</text:p>
        </text:list-item>
        <text:list-item>
          <text:p text:style-name="P2"><text:span text:style-name="T1">集体智慧的结晶</text:span>：阐述毛泽东同志贡献最大、地位最核心，但同时也汇聚了周恩来、刘少奇、朱德等老一辈革命家的理论贡献。</text:p>
        </text:list-item>
        <text:list-item>
          <text:p text:style-name="P2"><text:span text:style-name="T1">形成过程（源代码的诞生）</text:span>：</text:p>
          <text:list>
            <text:list-item>
              <text:p text:style-name="P2">萌芽：大革命时期（阶级分析）</text:p>
            </text:list-item>
            <text:list-item>
              <text:p text:style-name="P2">形成：土地革命时期（农村包围城市）</text:p>
            </text:list-item>
            <text:list-item>
              <text:p text:style-name="P2">成熟：抗日战争时期（新民主主义理论体系化）</text:p>
            </text:list-item>
          </text:list>
        </text:list-item>
        <text:list-item>
          <text:p text:style-name="P2"><text:span text:style-name="T1">视觉建议</text:span>：使用时间轴或路线图，展示从井冈山到延安的理论进化过程。</text:p>
        </text:list-item>
      </text:list>
      <text:p text:style-name="Horizontal_20_Line"/>
      <text:h text:style-name="Heading_20_3" text:outline-level="3">第2页：核心支柱（一）—— 革命道路与制度奠基</text:h>
      <text:p text:style-name="P1">核心逻辑：展示毛泽东思想在国家政权建设上的具体内容。</text:p>
      <text:list text:style-name="L2">
        <text:list-item>
          <text:p text:style-name="P3"><text:span text:style-name="T1">新民主主义革命理论</text:span>：</text:p>
          <text:list>
            <text:list-item>
              <text:p text:style-name="P3">三大法宝：统一战线、武装斗争、党的建设。</text:p>
            </text:list-item>
            <text:list-item>
              <text:p text:style-name="P3">分两步走：先进行新民主主义革命，再进行社会主义革命。</text:p>
            </text:list-item>
          </text:list>
        </text:list-item>
        <text:list-item>
          <text:p text:style-name="P3"><text:span text:style-name="T1">社会主义革命和建设理论</text:span>：</text:p>
          <text:list>
            <text:list-item>
              <text:p text:style-name="P3">创造性地实现了对生产资料私有制的社会主义改造。</text:p>
            </text:list-item>
            <text:list-item>
              <text:p text:style-name="P3">提出“正确处理人民内部矛盾”的学说，这是对马克思主义国家学说的重大发展。</text:p>
            </text:list-item>
          </text:list>
        </text:list-item>
        <text:list-item>
          <text:p text:style-name="P3"><text:span text:style-name="T1">视觉建议</text:span>：（新民主主义革命的总路线结构图）</text:p>
        </text:list-item>
      </text:list>
      <text:p text:style-name="Horizontal_20_Line"/>
      <text:h text:style-name="Heading_20_3" text:outline-level="3">第3页：核心支柱（二）—— 军事战略与党建文化</text:h>
      <text:p text:style-name="P1">核心逻辑：展示毛泽东思想在军事和意识形态领域的独特贡献。</text:p>
      <text:list text:style-name="L3">
        <text:list-item>
          <text:p text:style-name="P4"><text:span text:style-name="T1">革命军队建设与军事战略</text:span>：</text:p>
          <text:list>
            <text:list-item>
              <text:p text:style-name="P4">党指挥枪：确立“支部建在连上”，保证党的绝对领导。</text:p>
            </text:list-item>
            <text:list-item>
              <text:p text:style-name="P4">人民战争：强调战争的伟力之最深厚的根源，存在于民众之中。</text:p>
            </text:list-item>
          </text:list>
        </text:list-item>
        <text:list-item>
          <text:p text:style-name="P4"><text:span text:style-name="T1">思想政治工作与文化工作</text:span>：</text:p>
          <text:list>
            <text:list-item>
              <text:p text:style-name="P4"><text:soft-page-break/>“百花齐放，百家争鸣”的方针。</text:p>
            </text:list-item>
            <text:list-item>
              <text:p text:style-name="P4">强调“为什么人”的问题是根本的问题、原则的问题。</text:p>
            </text:list-item>
          </text:list>
        </text:list-item>
        <text:list-item>
          <text:p text:style-name="P4"><text:span text:style-name="T1">党的建设理论</text:span>：</text:p>
          <text:list>
            <text:list-item>
              <text:p text:style-name="P4">“着重从思想上建党”——这是中国共产党保持先进性的独特逻辑。</text:p>
            </text:list-item>
          </text:list>
        </text:list-item>
      </text:list>
      <text:p text:style-name="Horizontal_20_Line"/>
      <text:h text:style-name="Heading_20_3" text:outline-level="3">第4页：活的灵魂（一）—— 实事求是与群众路线</text:h>
      <text:p text:style-name="P1">核心逻辑：重点剖析毛泽东思想的哲学底座和力量泉源。</text:p>
      <text:list text:style-name="L4">
        <text:list-item>
          <text:p text:style-name="P5"><text:span text:style-name="T1">实事求是（精髓）</text:span>：</text:p>
          <text:list>
            <text:list-item>
              <text:p text:style-name="P5">解析：不是死记硬背教条，而是从“实事”（客观存在）中求“是”（内部联系/规律）。</text:p>
            </text:list-item>
            <text:list-item>
              <text:p text:style-name="P5">源代码链接：它是辩证唯物主义和历史唯物主义在中国的集中体现。</text:p>
            </text:list-item>
          </text:list>
        </text:list-item>
        <text:list-item>
          <text:p text:style-name="P5"><text:span text:style-name="T1">群众路线（生命线）</text:span>：</text:p>
          <text:list>
            <text:list-item>
              <text:p text:style-name="P5">解析：解决“依靠谁”和“为了谁”的问题。</text:p>
            </text:list-item>
            <text:list-item>
              <text:p text:style-name="P5">工作方法：从群众中来（归纳总结），到群众中去（指导实践）。</text:p>
            </text:list-item>
          </text:list>
        </text:list-item>
        <text:list-item>
          <text:p text:style-name="P5"><text:span text:style-name="T1">视觉建议</text:span>：（群众路线的工作闭环图）</text:p>
        </text:list-item>
      </text:list>
      <text:p text:style-name="Horizontal_20_Line"/>
      <text:h text:style-name="Heading_20_3" text:outline-level="3">第5页：活的灵魂（二）—— 独立自主与民族尊严</text:h>
      <text:p text:style-name="P1">核心逻辑：阐述毛泽东思想的人格特质和国际视野。</text:p>
      <text:list text:style-name="L5">
        <text:list-item>
          <text:p text:style-name="P6"><text:span text:style-name="T1">独立自主（根本立足点）</text:span>：</text:p>
          <text:list>
            <text:list-item>
              <text:p text:style-name="P6">内涵：坚持中国的事情由中国人民自己办，不依附于任何大国。</text:p>
            </text:list-item>
            <text:list-item>
              <text:p text:style-name="P6">源代码价值：这种“硬骨头精神”是中国外交政策、自主创新战略的基因。</text:p>
            </text:list-item>
          </text:list>
        </text:list-item>
        <text:list-item>
          <text:p text:style-name="P6"><text:span text:style-name="T1">哲学总结</text:span>：这三个“活的灵魂”构成了毛泽东思想的立场、观点和方法，是贯穿上述所有领域的“金线”。</text:p>
        </text:list-item>
      </text:list>
      <text:p text:style-name="Horizontal_20_Line"/>
      <text:h text:style-name="Heading_20_3" text:outline-level="3">第6页：历史地位与“源代码”的当代回响</text:h>
      <text:p text:style-name="P1">核心逻辑：总结其永恒价值，衔接第四部分“当代启示”。</text:p>
      <text:list text:style-name="L6">
        <text:list-item>
          <text:p text:style-name="P7"><text:span text:style-name="T1">历史评价</text:span>：它是中国共产党夺取政权的“教科书”，也是建设国家的“指南针”。</text:p>
        </text:list-item>
        <text:list-item>
          <text:p text:style-name="P7"><text:span text:style-name="T1">承前启后</text:span>：它是中国特色社会主义理论体系的“源头活水”。</text:p>
        </text:list-item>
        <text:list-item>
          <text:p text:style-name="P7"><text:soft-page-break/><text:span text:style-name="T1">金句总结</text:span>：</text:p>
          <text:list>
            <text:list-item>
              <text:p text:style-name="P7">“毛泽东思想旗帜丢不得。丢了，实际上就否定了我们党的光辉历史。”</text:p>
            </text:list-item>
            <text:list-item>
              <text:p text:style-name="P7">“我们必须坚持和发展毛泽东思想，将它与新时代的具体实践相结合。”</text:p>
            </text:list-item>
          </text:list>
        </text:list-item>
        <text:list-item>
          <text:p text:style-name="P7"><text:span text:style-name="T1">视觉建议</text:span>：展示毛泽东思想与后来的邓小平理论、“三个代表”重要思想、科学发展观以及习近平新时代中国特色社会主义思想的继承与发展关系图（理论谱系图）。</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SC" svg:font-family="'Noto Sans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08T22:21:41.024655275</meta:creation-date>
    <dc:date>2026-04-08T22:22:09.190113749</dc:date>
    <meta:editing-duration>PT28S</meta:editing-duration>
    <meta:editing-cycles>1</meta:editing-cycles>
    <meta:generator>LibreOffice/26.2.0.3$Linux_X86_64 LibreOffice_project/afbbd0df0edb6d40b450b0337ac646b0913a760c</meta:generator>
    <meta:document-statistic meta:table-count="0" meta:image-count="0" meta:object-count="0" meta:page-count="3" meta:paragraph-count="51" meta:word-count="1294" meta:character-count="1308" meta:non-whitespace-character-count="1304"/>
  </office:meta>
</office:document-meta>
</file>